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margin-top="0.21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fo:color="#323296" loext:opacity="100%" style:font-name="Arial" fo:font-size="14pt" fo:letter-spacing="-0.016cm" fo:language="es" fo:country="ES" fo:font-weight="bold" officeooo:rsid="01293342" officeooo:paragraph-rsid="02ceb0d2" fo:background-color="transparent" style:font-size-asian="14pt" style:font-weight-asian="bold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fo:background-color="transparent" fo:padding="0.049cm" fo:border="none"/>
      <style:text-properties officeooo:paragraph-rsid="02a9ef69"/>
    </style:style>
    <style:style style:name="P6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929d3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loext:graphic-properties draw:fill="none"/>
      <style:paragraph-properties fo:margin-left="1.251cm" fo:margin-right="0cm" fo:line-height="115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dca17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4eaea" fo:background-color="transparent" style:font-size-asian="8pt" style:font-weight-asian="normal" style:font-size-complex="8pt" style:font-weight-complex="normal"/>
    </style:style>
    <style:style style:name="P9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f55eb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loext:graphic-properties draw:fill="none"/>
      <style:paragraph-properties fo:line-height="115%" fo:text-align="justify" style:justify-single-word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e1e8ef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fo:color="#000000" loext:opacity="100%" style:font-name="Tahoma" fo:font-size="8pt" fo:letter-spacing="-0.016cm" fo:language="es" fo:country="ES" fo:font-weight="normal" officeooo:rsid="02a9ef69" officeooo:paragraph-rsid="02db9691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82250"/>
    </style:style>
    <style:style style:name="P13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929d3"/>
    </style:style>
    <style:style style:name="P14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ac065"/>
    </style:style>
    <style:style style:name="P15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b9691"/>
    </style:style>
    <style:style style:name="P16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4eaea"/>
    </style:style>
    <style:style style:name="P17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c8044"/>
    </style:style>
    <style:style style:name="P18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ddca17"/>
    </style:style>
    <style:style style:name="P19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ceb0d2"/>
    </style:style>
    <style:style style:name="P20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40a3a"/>
    </style:style>
    <style:style style:name="P21" style:family="paragraph" style:parent-style-name="Standard">
      <loext:graphic-properties draw:fill="none"/>
      <style:paragraph-properties fo:margin-left="1.251cm" fo:margin-right="0cm" fo:line-height="100%" fo:text-align="justify" style:justify-single-word="false" fo:text-indent="0cm" style:auto-text-indent="false" fo:background-color="transparent" fo:padding="0.049cm" fo:border="none"/>
      <style:text-properties officeooo:paragraph-rsid="02e1e8ef"/>
    </style:style>
    <style:style style:name="P22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82250" officeooo:paragraph-rsid="02dac065" fo:background-color="transparent" style:font-size-asian="7pt" style:font-weight-asian="normal" style:font-size-complex="7pt" style:font-weight-complex="normal"/>
    </style:style>
    <style:style style:name="P23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82250" officeooo:paragraph-rsid="02db9691" fo:background-color="transparent" style:font-size-asian="7pt" style:font-weight-asian="normal" style:font-size-complex="7pt" style:font-weight-complex="normal"/>
    </style:style>
    <style:style style:name="P24" style:family="paragraph" style:parent-style-name="Standard" style:master-page-name="">
      <loext:graphic-properties draw:fill="solid" draw:fill-color="#ffd8ce"/>
      <style:paragraph-properties fo:margin-left="1.3cm" fo:margin-right="1cm" fo:line-height="10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25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929d3" officeooo:paragraph-rsid="02d929d3" fo:background-color="transparent" style:font-size-asian="7pt" style:font-weight-asian="normal" style:font-size-complex="7pt" style:font-weight-complex="normal"/>
    </style:style>
    <style:style style:name="P26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929d3" officeooo:paragraph-rsid="02ddca17" fo:background-color="transparent" style:font-size-asian="7pt" style:font-weight-asian="normal" style:font-size-complex="7pt" style:font-weight-complex="normal"/>
    </style:style>
    <style:style style:name="P27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a9ef69" officeooo:paragraph-rsid="02d4eaea" fo:background-color="transparent" style:font-size-asian="7pt" style:font-weight-asian="normal" style:font-size-complex="7pt" style:font-weight-complex="normal"/>
    </style:style>
    <style:style style:name="P28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c8044" officeooo:paragraph-rsid="02dc8044" fo:background-color="transparent" style:font-size-asian="7pt" style:font-weight-asian="normal" style:font-size-complex="7pt" style:font-weight-complex="normal"/>
    </style:style>
    <style:style style:name="P29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f55eb" officeooo:paragraph-rsid="02df55eb" fo:background-color="transparent" style:font-size-asian="7pt" style:font-weight-asian="normal" style:font-size-complex="7pt" style:font-weight-complex="normal"/>
    </style:style>
    <style:style style:name="P30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1e8ef" officeooo:paragraph-rsid="02e1e8ef" fo:background-color="transparent" style:font-size-asian="7pt" style:font-weight-asian="normal" style:font-size-complex="7pt" style:font-weight-complex="normal"/>
    </style:style>
    <style:style style:name="P31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40a3a" officeooo:paragraph-rsid="02e40a3a" fo:background-color="transparent" style:font-size-asian="7pt" style:font-weight-asian="normal" style:font-size-complex="7pt" style:font-weight-complex="normal"/>
    </style:style>
    <style:style style:name="P32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cf856" officeooo:paragraph-rsid="02dc8044" fo:background-color="transparent" style:font-size-asian="7pt" style:font-weight-asian="normal" style:font-size-complex="7pt" style:font-weight-complex="normal"/>
    </style:style>
    <style:style style:name="P33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e40a3a"/>
    </style:style>
    <style:style style:name="P34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f55eb" officeooo:paragraph-rsid="02ea0672" fo:background-color="transparent" style:font-size-asian="7pt" style:font-weight-asian="normal" style:font-size-complex="7pt" style:font-weight-complex="normal"/>
    </style:style>
    <style:style style:name="P35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f55eb" officeooo:paragraph-rsid="02ec8e8e" fo:background-color="transparent" style:font-size-asian="7pt" style:font-weight-asian="normal" style:font-size-complex="7pt" style:font-weight-complex="normal"/>
    </style:style>
    <style:style style:name="P36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82250" officeooo:paragraph-rsid="02dac065" fo:background-color="transparent" style:font-size-asian="7pt" style:font-weight-asian="normal" style:font-size-complex="7pt" style:font-weight-complex="normal"/>
    </style:style>
    <style:style style:name="P37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8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82250" officeooo:paragraph-rsid="02d82250" fo:background-color="transparent" style:font-size-asian="7pt" style:font-weight-asian="normal" style:font-size-complex="7pt" style:font-weight-complex="normal"/>
    </style:style>
    <style:style style:name="P39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f3abee" officeooo:paragraph-rsid="02f3abee" fo:background-color="transparent" style:font-size-asian="7pt" style:font-weight-asian="normal" style:font-size-complex="7pt" style:font-weight-complex="normal"/>
    </style:style>
    <style:style style:name="P40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d929d3" officeooo:paragraph-rsid="02d929d3" fo:background-color="transparent" style:font-size-asian="7pt" style:font-weight-asian="normal" style:font-size-complex="7pt" style:font-weight-complex="normal"/>
    </style:style>
    <style:style style:name="P41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fo:color="#808080" loext:opacity="100%" style:font-name="Tahoma" fo:font-size="7pt" fo:letter-spacing="-0.016cm" fo:language="es" fo:country="ES" fo:font-weight="normal" officeooo:rsid="02e1e8ef" officeooo:paragraph-rsid="02e1e8ef" fo:background-color="transparent" style:font-size-asian="7pt" style:font-weight-asian="normal" style:font-size-complex="7pt" style:font-weight-complex="normal"/>
    </style:style>
    <style:style style:name="P42" style:family="paragraph" style:parent-style-name="Standard" style:master-page-name="">
      <loext:graphic-properties draw:fill="solid" draw:fill-color="#ffd8ce"/>
      <style:paragraph-properties fo:margin-left="1.3cm" fo:margin-right="1cm" fo:line-height="150%" fo:text-align="justify" style:justify-single-word="false" fo:text-indent="0cm" style:auto-text-indent="false" style:page-number="auto" fo:background-color="#ffd8ce" fo:padding="0.049cm" fo:border="0.06pt solid #000000"/>
      <style:text-properties officeooo:paragraph-rsid="02f26d8c"/>
    </style:style>
    <style:style style:name="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T3" style:family="text">
      <style:text-properties fo:font-variant="small-caps" fo:color="#ffffff" loext:opacity="100%" style:text-outline="false" style:font-name="Tahoma" fo:font-size="12pt" fo:language="gl" fo:country="ES" fo:font-weight="bold" officeooo:rsid="02d78008" style:font-size-asian="12pt" style:font-weight-asian="bold" style:font-size-complex="12pt" style:font-weight-complex="bold"/>
    </style:style>
    <style:style style:name="T4" style:family="text">
      <style:text-properties fo:color="#323296" loext:opacity="100%" style:font-name="Arial" fo:font-size="14pt" fo:letter-spacing="-0.016cm" fo:language="es" fo:country="ES" fo:font-weight="bold" officeooo:rsid="027c266c" style:font-size-asian="14pt" style:font-weight-asian="bold" style:font-size-complex="14pt"/>
    </style:style>
    <style:style style:name="T5" style:family="text">
      <style:text-properties fo:color="#323296" loext:opacity="100%" style:font-name="Arial" fo:font-size="14pt" fo:letter-spacing="-0.016cm" fo:language="es" fo:country="ES" fo:font-weight="bold" officeooo:rsid="01293342" style:font-size-asian="14pt" style:font-weight-asian="bold" style:font-size-complex="14pt"/>
    </style:style>
    <style:style style:name="T6" style:family="text">
      <style:text-properties fo:color="#323296" loext:opacity="100%" style:font-name="Arial" fo:font-size="14pt" fo:letter-spacing="-0.016cm" fo:language="es" fo:country="ES" fo:font-weight="bold" officeooo:rsid="02a9ef69" style:font-size-asian="14pt" style:font-weight-asian="bold" style:font-size-complex="14pt"/>
    </style:style>
    <style:style style:name="T7" style:family="text">
      <style:text-properties fo:color="#323296" loext:opacity="100%" style:font-name="Arial" fo:font-size="14pt" fo:letter-spacing="-0.016cm" fo:language="es" fo:country="ES" fo:font-weight="bold" officeooo:rsid="02ce1194" style:font-size-asian="14pt" style:font-weight-asian="bold" style:font-size-complex="14pt"/>
    </style:style>
    <style:style style:name="T8" style:family="text">
      <style:text-properties fo:color="#323296" loext:opacity="100%" style:font-name="Arial" fo:font-size="14pt" fo:letter-spacing="-0.016cm" fo:language="es" fo:country="ES" fo:font-weight="bold" officeooo:rsid="02ceb0d2" style:font-size-asian="14pt" style:font-weight-asian="bold" style:font-size-complex="14pt"/>
    </style:style>
    <style:style style:name="T9" style:family="text">
      <style:text-properties fo:color="#000000" loext:opacity="100%" style:font-name="Tahoma" fo:font-size="8pt" fo:letter-spacing="-0.016cm" fo:language="es" fo:country="ES" fo:font-weight="normal" officeooo:rsid="02a9ef69" fo:background-color="transparent" loext:char-shading-value="0" style:font-size-asian="8pt" style:font-weight-asian="normal" style:font-size-complex="8pt" style:font-weight-complex="normal"/>
    </style:style>
    <style:style style:name="T10" style:family="text">
      <style:text-properties fo:color="#000000" loext:opacity="100%" style:font-name="Tahoma" fo:font-size="8pt" fo:letter-spacing="-0.016cm" fo:language="es" fo:country="ES" fo:font-weight="normal" officeooo:rsid="02b23a55" fo:background-color="transparent" loext:char-shading-value="0" style:font-size-asian="8pt" style:font-weight-asian="normal" style:font-size-complex="8pt" style:font-weight-complex="normal"/>
    </style:style>
    <style:style style:name="T11" style:family="text">
      <style:text-properties fo:color="#000000" loext:opacity="100%" style:font-name="Tahoma" fo:font-size="8pt" fo:letter-spacing="-0.016cm" fo:language="es" fo:country="ES" fo:font-weight="normal" officeooo:rsid="02ab2dc9" fo:background-color="transparent" loext:char-shading-value="0" style:font-size-asian="8pt" style:font-weight-asian="normal" style:font-size-complex="8pt" style:font-weight-complex="normal"/>
    </style:style>
    <style:style style:name="T12" style:family="text">
      <style:text-properties fo:color="#000000" loext:opacity="100%" style:font-name="Tahoma" fo:font-size="8pt" fo:letter-spacing="-0.016cm" fo:language="es" fo:country="ES" fo:font-weight="normal" officeooo:rsid="02d82250" fo:background-color="transparent" loext:char-shading-value="0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Tahoma" fo:font-size="8pt" fo:letter-spacing="-0.016cm" fo:language="es" fo:country="ES" fo:font-weight="normal" officeooo:rsid="02d929d3" fo:background-color="transparent" loext:char-shading-value="0" style:font-size-asian="8pt" style:font-weight-asian="normal" style:font-size-complex="8pt" style:font-weight-complex="normal"/>
    </style:style>
    <style:style style:name="T14" style:family="text">
      <style:text-properties fo:color="#000000" loext:opacity="100%" style:font-name="Tahoma" fo:font-size="8pt" fo:letter-spacing="-0.016cm" fo:language="es" fo:country="ES" fo:font-weight="normal" officeooo:rsid="02dac065" fo:background-color="transparent" loext:char-shading-value="0" style:font-size-asian="8pt" style:font-weight-asian="normal" style:font-size-complex="8pt" style:font-weight-complex="normal"/>
    </style:style>
    <style:style style:name="T15" style:family="text">
      <style:text-properties fo:color="#000000" loext:opacity="100%" style:font-name="Tahoma" fo:font-size="8pt" fo:letter-spacing="-0.016cm" fo:language="es" fo:country="ES" fo:font-weight="normal" officeooo:rsid="02db9691" fo:background-color="transparent" loext:char-shading-value="0" style:font-size-asian="8pt" style:font-weight-asian="normal" style:font-size-complex="8pt" style:font-weight-complex="normal"/>
    </style:style>
    <style:style style:name="T16" style:family="text">
      <style:text-properties fo:color="#000000" loext:opacity="100%" style:font-name="Tahoma" fo:font-size="8pt" fo:letter-spacing="-0.016cm" fo:language="es" fo:country="ES" fo:font-weight="normal" officeooo:rsid="02dc8044" fo:background-color="transparent" loext:char-shading-value="0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Tahoma" fo:font-size="8pt" fo:letter-spacing="-0.016cm" fo:language="es" fo:country="ES" fo:font-weight="normal" officeooo:rsid="02ddca17" fo:background-color="transparent" loext:char-shading-value="0" style:font-size-asian="8pt" style:font-weight-asian="normal" style:font-size-complex="8pt" style:font-weight-complex="normal"/>
    </style:style>
    <style:style style:name="T18" style:family="text">
      <style:text-properties fo:color="#000000" loext:opacity="100%" style:font-name="Tahoma" fo:font-size="8pt" fo:letter-spacing="-0.016cm" fo:language="es" fo:country="ES" fo:font-weight="normal" officeooo:rsid="02df55eb" fo:background-color="transparent" loext:char-shading-value="0" style:font-size-asian="8pt" style:font-weight-asian="normal" style:font-size-complex="8pt" style:font-weight-complex="normal"/>
    </style:style>
    <style:style style:name="T19" style:family="text">
      <style:text-properties fo:color="#000000" loext:opacity="100%" style:font-name="Tahoma" fo:font-size="8pt" fo:letter-spacing="-0.016cm" fo:language="es" fo:country="ES" fo:font-weight="normal" officeooo:rsid="02e14f01" fo:background-color="transparent" loext:char-shading-value="0" style:font-size-asian="8pt" style:font-weight-asian="normal" style:font-size-complex="8pt" style:font-weight-complex="normal"/>
    </style:style>
    <style:style style:name="T20" style:family="text">
      <style:text-properties fo:color="#000000" loext:opacity="100%" style:font-name="Tahoma" fo:font-size="8pt" fo:letter-spacing="-0.016cm" fo:language="es" fo:country="ES" fo:font-weight="normal" officeooo:rsid="02e1e8ef" fo:background-color="transparent" loext:char-shading-value="0" style:font-size-asian="8pt" style:font-weight-asian="normal" style:font-size-complex="8pt" style:font-weight-complex="normal"/>
    </style:style>
    <style:style style:name="T21" style:family="text">
      <style:text-properties fo:color="#000000" loext:opacity="100%" style:font-name="Tahoma" fo:font-size="8pt" fo:letter-spacing="-0.016cm" fo:language="es" fo:country="ES" fo:font-weight="normal" officeooo:rsid="02e40a3a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color="#808080" loext:opacity="100%" style:font-name="Tahoma" fo:font-size="7pt" fo:letter-spacing="-0.016cm" fo:language="es" fo:country="ES" fo:font-weight="normal" officeooo:rsid="02e40a3a" fo:background-color="transparent" loext:char-shading-value="0" style:font-size-asian="7pt" style:font-weight-asian="normal" style:font-size-complex="7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1.<text:tab/></text:span><text:span text:style-name="T7">B</text:span><text:span text:style-name="T6">ase de datos </text:span><text:span text:style-name="T8">Tienda Informática (2 tablas)</text:span><text:span text:style-name="T5">.</text:span></text:p>
      <text:p text:style-name="P19"><text:span text:style-name="T9">Muestra l</text:span><text:span text:style-name="T10">os nombres </text:span><text:span text:style-name="T18">y precios </text:span><text:span text:style-name="T19">en euros</text:span><text:span text:style-name="T10"> </text:span><text:span text:style-name="T18">de todos los productos.</text:span></text:p>
      <text:p text:style-name="P34">SELECT nombre, precio FROM producto;</text:p>
      <text:p text:style-name="P20"><text:span text:style-name="T9">Muestra </text:span><text:span text:style-name="T21">todos los comerciales.</text:span></text:p>
      <text:p text:style-name="P35">SELECT nombre FROM fabricante;</text:p>
      <text:p text:style-name="P20"><text:span text:style-name="T9">Muestra l</text:span><text:span text:style-name="T10">os nombres </text:span><text:span text:style-name="T18">en mayúsculas </text:span><text:span text:style-name="T10"><text:s/></text:span><text:span text:style-name="T18">y precios</text:span><text:span text:style-name="T10"> </text:span><text:span text:style-name="T18">de todos los productos.</text:span></text:p>
      <text:p text:style-name="P29">SELECT UPPER(nombre), precio FROM PRODUCTO;</text:p>
      <text:p text:style-name="P9"/>
      <text:p text:style-name="P4"><text:span text:style-name="T8">2</text:span><text:span text:style-name="T4">.<text:tab/></text:span><text:span text:style-name="T7">B</text:span><text:span text:style-name="T6">ase de datos </text:span><text:span text:style-name="T8">Gestión de Empleados (2 tablas)</text:span><text:span text:style-name="T5">.</text:span></text:p>
      <text:p text:style-name="P14"><text:span text:style-name="T9">Muestra </text:span><text:span text:style-name="T14">los datos de todos los Empleados</text:span><text:span text:style-name="T9">.</text:span></text:p>
      <text:p text:style-name="P22">SELECT * FROM empleado;</text:p>
      <text:p text:style-name="P14"><text:span text:style-name="T9">Muestra </text:span><text:span text:style-name="T14">el código y el nombre de todos los departamentos de la empresa.</text:span></text:p>
      <text:p text:style-name="P22">SELECT codigo, nombre FROM departamento;</text:p>
      <text:p text:style-name="P14"><text:span text:style-name="T9">Muestra </text:span><text:span text:style-name="T14">los primeros apellidos sin repetición de los Empleados.</text:span></text:p>
      <text:p text:style-name="P22">SELECT DISTINCT apellido1 FROM empleado;</text:p>
      <text:p text:style-name="P15"><text:span text:style-name="T9">Muestra </text:span><text:span text:style-name="T15">el nombre del departamento y su presupuesto</text:span><text:span text:style-name="T14">.</text:span></text:p>
      <text:p text:style-name="P23">SELECT nombre, presupuesto FROM departamento;</text:p>
      <text:p text:style-name="P11"/>
      <text:p text:style-name="P4"><text:span text:style-name="T8">3</text:span><text:span text:style-name="T4">.<text:tab/></text:span><text:span text:style-name="T7">B</text:span><text:span text:style-name="T6">ase de datos </text:span><text:span text:style-name="T8">Gestión de Ventas (3 tablas)</text:span><text:span text:style-name="T5">.</text:span></text:p>
      <text:p text:style-name="P20"><text:span text:style-name="T9">Muestra </text:span><text:span text:style-name="T21">de todos los clientes.</text:span></text:p>
      <text:p text:style-name="P31">SELECT * FROM cliente;</text:p>
      <text:p text:style-name="P20"><text:span text:style-name="T9">Muestra </text:span><text:span text:style-name="T21">nombre y apellidos de los clientes.</text:span></text:p>
      <text:p text:style-name="P33"><text:span text:style-name="T22">SELECT nombre, apellido1, apellido2 FROM cliente;</text:span></text:p>
      <text:p text:style-name="P20"><text:span text:style-name="T9">Muestra </text:span><text:span text:style-name="T21">de todos los comerciales.</text:span></text:p>
      <text:p text:style-name="P31">SELECT * FROM comercial;</text:p>
      <text:p text:style-name="P20"><text:span text:style-name="T9">Muestra </text:span><text:span text:style-name="T21">nombre y apellidos de los clientes.</text:span></text:p>
      <text:p text:style-name="P42"><text:span text:style-name="T22">SELECT nombre, apellido1, apellido2 FROM cliente;</text:span></text:p>
      <text:p text:style-name="P20"><text:span text:style-name="T9">Muestra </text:span><text:span text:style-name="T21">todos los pedidos realizados.</text:span></text:p>
      <text:p text:style-name="P31">SELECT * from pedido;</text:p>
      <text:p text:style-name="P8"/>
      <text:p text:style-name="P5"><text:span text:style-name="T8">4</text:span><text:span text:style-name="T4">.<text:tab/></text:span><text:span text:style-name="T7">B</text:span><text:span text:style-name="T6">ase de datos NBA </text:span><text:span text:style-name="T8">(4 tablas)</text:span><text:span text:style-name="T5">.</text:span></text:p>
      <text:p text:style-name="P12"><text:span text:style-name="T9">Muestra todas las t</text:span><text:span text:style-name="T11">ablas de la base de datos NBA</text:span><text:span text:style-name="T9">.</text:span></text:p>
      <text:p text:style-name="P39">SHOW TABLES FROM nba;</text:p>
      <text:p text:style-name="P12"><text:span text:style-name="T9">Muestra tod</text:span><text:span text:style-name="T12">o</text:span><text:span text:style-name="T9">s </text:span><text:span text:style-name="T12">los datos de cada </text:span><text:span text:style-name="T9">t</text:span><text:span text:style-name="T11">abla de la base de datos NBA</text:span><text:span text:style-name="T9">.</text:span></text:p>
      <text:p text:style-name="P24">SELECT * from equipos, estadisticas, jugadores, partidos;</text:p>
      <text:p text:style-name="P12"><text:span text:style-name="T9">Muestra </text:span><text:span text:style-name="T12">el nombre y la división de cada Equipo.</text:span></text:p>
      <text:p text:style-name="P37">SELECT DISTINCT(nombre, division) FROM equipos;</text:p>
      <text:p text:style-name="P12"><text:span text:style-name="T9">Muestra </text:span><text:span text:style-name="T12">el número de tapones por partido de cada jugador y temporada de la tabla Estadisticas</text:span><text:span text:style-name="T9">.</text:span></text:p>
      <text:p text:style-name="P37">SELECT jugador, temporada, AVG(tapones_por_partido) AS promedio_tapones_por_partido FROM estadisticas GROUP BY jugador, temporada;</text:p>
      <text:p text:style-name="P13"><text:span text:style-name="T9">Muestra </text:span><text:span text:style-name="T12">el </text:span><text:span text:style-name="T13">nombre y de donde procede de cada Jugador</text:span><text:span text:style-name="T9">.</text:span></text:p>
      <text:p text:style-name="P25">SELECT nombre, procedencia FROM jugadores;</text:p>
      <text:p text:style-name="P13"><text:span text:style-name="T9">Muestra </text:span><text:span text:style-name="T13">temporada, equipo local y puntuación, y equipo visitante y puntuación de la tabla Partidos</text:span><text:span text:style-name="T9">.</text:span></text:p>
      <text:p text:style-name="P25">SELECT temporada, equipo_local, sum(puntos_local) AS puntuacion_local, equipo_visitante, sum(puntos_visitante) AS puntuacion_visitante FROM Partidos GROUP BY temporada, equipo_local, equipo_visitante;</text:p>
      <text:p text:style-name="P6"/>
      <text:p text:style-name="P4"><text:soft-page-break/><text:span text:style-name="T8">5</text:span><text:span text:style-name="T4">.<text:tab/></text:span><text:span text:style-name="T7">B</text:span><text:span text:style-name="T6">ase de datos </text:span><text:span text:style-name="T8">DepartamentoOficinas (5 tablas)</text:span><text:span text:style-name="T5">.</text:span></text:p>
      <text:p text:style-name="P16"><text:span text:style-name="T9">Muestra </text:span><text:span text:style-name="T20">toda la información de la tabla empleados.</text:span></text:p>
      <text:p text:style-name="P30">SELECT * FROM empleado;</text:p>
      <text:p text:style-name="P21"><text:span text:style-name="T9">Muestra </text:span><text:span text:style-name="T20">toda la información de la tabla departamento.</text:span></text:p>
      <text:p text:style-name="P30">SELECT * FROM dpto_oficinas;</text:p>
      <text:p text:style-name="P21"><text:span text:style-name="T9">Muestra </text:span><text:span text:style-name="T20">el código y nombre de las categorías del personal.</text:span></text:p>
      <text:p text:style-name="P30">SELECT categoria, titulo FROM categoria;</text:p>
      <text:p text:style-name="P10"/>
      <text:p text:style-name="P4"><text:span text:style-name="T8">6</text:span><text:span text:style-name="T4">.<text:tab/></text:span><text:span text:style-name="T7">B</text:span><text:span text:style-name="T6">ase de datos </text:span><text:span text:style-name="T8">Jardinería (8 tablas)</text:span><text:span text:style-name="T5">.</text:span></text:p>
      <text:p text:style-name="P16"><text:span text:style-name="T9">Muestra </text:span><text:span text:style-name="T16">el nombre del cliente y el nombre completo del contacto.</text:span></text:p>
      <text:p text:style-name="P27">SELECT nombre_cliente, CONCAT(nombre_contacto, " ", apellido_contacto) AS nombre_completo_contacto FROM cliente;</text:p>
      <text:p text:style-name="P17"><text:span text:style-name="T9">Muestra </text:span><text:span text:style-name="T16">los detalles de todos los productos contenidos en la tabla detalle_pedido</text:span><text:span text:style-name="T9">.</text:span></text:p>
      <text:p text:style-name="P28">SELECT * FROM detalle_pedido;</text:p>
      <text:p text:style-name="P17"><text:span text:style-name="T9">Muestra </text:span><text:span text:style-name="T16">el nombre, apellidos, email y puesto de cada empleado</text:span><text:span text:style-name="T9">.</text:span></text:p>
      <text:p text:style-name="P32">SELECT CONCAT('nombre', ' ' , apellido1, ' ', apellido2) AS nombre_completo, email, puesto FROM empleado;</text:p>
      <text:p text:style-name="P18"><text:span text:style-name="T9">Muestra </text:span><text:span text:style-name="T16">el </text:span><text:span text:style-name="T17">tipo de gama de producto y su descripción</text:span><text:span text:style-name="T9">.</text:span></text:p>
      <text:p text:style-name="P26">SELECT gama, descripcion_texto AS descripcion_producto FROM gama_producto;</text:p>
      <text:p text:style-name="P18"><text:span text:style-name="T9">Muestra </text:span><text:span text:style-name="T16">el </text:span><text:span text:style-name="T17">código de cada oficina junto con la ciudad en la que está.</text:span></text:p>
      <text:p text:style-name="P26">SELECT codigo_oficina, ciudad <text:s/>FROM oficina;</text:p>
      <text:p text:style-name="P18"><text:span text:style-name="T9">Muestra </text:span><text:span text:style-name="T16">el </text:span><text:span text:style-name="T17">detalle de todos los pagos.</text:span></text:p>
      <text:p text:style-name="P26">SELECT * from pago;</text:p>
      <text:p text:style-name="P18"><text:span text:style-name="T9">Muestra </text:span><text:span text:style-name="T16">el </text:span><text:span text:style-name="T17">detalle de todos los pedidos.</text:span></text:p>
      <text:p text:style-name="P26">SELECT * from pedido;</text:p>
      <text:p text:style-name="P18"><text:span text:style-name="T9">Muestra </text:span><text:span text:style-name="T17">el detalle de todos los productos, salvo su código.</text:span></text:p>
      <text:p text:style-name="P26">SELECT nombre, gama, dimensiones, proveedor, descripcion, cantidad_en_stock, precio_venta, precio_proveedor FROM producto;</text:p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8pt" style:font-name-complex="OpenSymbol" style:font-family-complex="OpenSymbol" style:font-charset-complex="x-symbol" style:font-size-complex="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ahoma" fo:font-family="Tahoma" style:font-family-generic="swiss" style:font-pitch="variable" fo:font-size="6pt" style:font-size-asian="5.25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 style:master-page-name="">
      <loext:graphic-properties draw:fill="solid" draw:fill-color="#e9967a"/>
      <style:paragraph-properties fo:text-align="center" style:justify-single-word="false" style:page-number="auto" fo:background-color="#e9967a" fo:padding="0.049cm" fo:border="0.06pt solid #000000" style:vertical-align="middle">
        <style:tab-stops>
          <style:tab-stop style:position="1.499cm" style:type="right"/>
          <style:tab-stop style:position="2cm"/>
        </style:tab-stops>
      </style:paragraph-properties>
      <style:text-properties officeooo:paragraph-rsid="00fb3dca"/>
    </style:style>
    <style:style style:name="MP2" style:family="paragraph" style:parent-style-name="Footer">
      <loext:graphic-properties draw:fill="none" draw:fill-color="#87cefa"/>
      <style:paragraph-properties fo:text-align="start" style:justify-single-word="false" fo:background-color="transparent" fo:padding="0.049cm" fo:border-left="none" fo:border-right="none" fo:border-top="0.06pt solid #000000" fo:border-bottom="none">
        <style:tab-stops>
          <style:tab-stop style:position="0.499cm"/>
          <style:tab-stop style:position="17cm" style:type="right"/>
        </style:tab-stops>
      </style:paragraph-properties>
      <style:text-properties fo:font-variant="small-caps" fo:color="#ffffff" loext:opacity="100%" style:text-outline="false" fo:font-size="14pt" fo:language="gl" fo:country="ES" officeooo:rsid="00fb3dca" officeooo:paragraph-rsid="00fb3dca" fo:background-color="#87cefa" style:font-size-asian="14pt" style:font-size-complex="14pt"/>
    </style:style>
    <style:style style:name="MT1" style:family="text">
      <style:text-properties fo:font-variant="small-caps" fo:color="#ffffff" loext:opacity="100%" style:text-outline="false" style:font-name="Tahoma" fo:font-size="12pt" fo:language="gl" fo:country="ES" fo:font-weight="bold" officeooo:rsid="00fb3dca" style:font-size-asian="12pt" style:font-weight-asian="bold" style:font-size-complex="12pt" style:font-weight-complex="bold"/>
    </style:style>
    <style:style style:name="MT2" style:family="text">
      <style:text-properties fo:font-variant="small-caps" fo:color="#ffffff" loext:opacity="100%" style:text-outline="false" style:font-name="Tahoma" fo:font-size="12pt" fo:language="gl" fo:country="ES" fo:font-weight="bold" officeooo:rsid="0276e911" style:font-size-asian="12pt" style:font-weight-asian="bold" style:font-size-complex="12pt" style:font-weight-complex="bold"/>
    </style:style>
    <style:style style:name="MT3" style:family="text">
      <style:text-properties fo:font-variant="small-caps" fo:color="#ffffff" loext:opacity="100%" style:text-outline="false" style:font-name="Tahoma" fo:font-size="12pt" fo:language="gl" fo:country="ES" fo:font-weight="bold" officeooo:rsid="02d78008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</text:span><text:span text:style-name="MT2">ealización de consultas </text:span><text:span text:style-name="MT3">básicas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7-31T11:10:40.919000000</meta:creation-date>
    <dc:date>2024-02-22T15:27:57.520000000</dc:date>
    <meta:editing-duration>P2DT6H15M47S</meta:editing-duration>
    <meta:editing-cycles>634</meta:editing-cycles>
    <meta:generator>LibreOffice/7.6.4.1$Windows_X86_64 LibreOffice_project/e19e193f88cd6c0525a17fb7a176ed8e6a3e2aa1</meta:generator>
    <meta:document-statistic meta:table-count="0" meta:image-count="0" meta:object-count="0" meta:page-count="2" meta:paragraph-count="65" meta:word-count="503" meta:character-count="3435" meta:non-whitespace-character-count="2995"/>
  </office:meta>
</office:document-meta>
</file>